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paragraph-rsid="00029f89"/>
    </style:style>
    <style:style style:name="P2" style:family="paragraph" style:parent-style-name="Text_20_body">
      <style:text-properties officeooo:rsid="0026f80c" officeooo:paragraph-rsid="00029f89"/>
    </style:style>
    <style:style style:name="P3" style:family="paragraph" style:parent-style-name="Text_20_body">
      <style:text-properties fo:font-size="10pt" officeooo:rsid="0026f80c" officeooo:paragraph-rsid="00029f89" style:font-size-asian="10pt" style:font-size-complex="10pt"/>
    </style:style>
    <style:style style:name="P4" style:family="paragraph" style:parent-style-name="Text_20_body">
      <style:text-properties officeooo:paragraph-rsid="00029f89"/>
    </style:style>
    <style:style style:name="P5" style:family="paragraph" style:parent-style-name="Text_20_body">
      <style:text-properties fo:font-size="9pt" officeooo:rsid="0029861d" officeooo:paragraph-rsid="00047f27" style:font-size-asian="9pt" style:font-size-complex="9pt"/>
    </style:style>
    <style:style style:name="P6" style:family="paragraph" style:parent-style-name="Heading">
      <style:text-properties officeooo:paragraph-rsid="00029f89"/>
    </style:style>
    <style:style style:name="P7" style:family="paragraph" style:parent-style-name="Text_20_body">
      <style:text-properties fo:font-size="10pt" officeooo:rsid="0026f80c" officeooo:paragraph-rsid="00029f89" style:font-size-asian="10pt" style:font-size-complex="10pt"/>
    </style:style>
    <style:style style:name="P8" style:family="paragraph" style:parent-style-name="Text_20_body">
      <style:text-properties fo:font-size="10pt" officeooo:rsid="000718f2" officeooo:paragraph-rsid="000718f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7f5e8" style:font-size-asian="10pt" style:font-size-complex="10pt"/>
    </style:style>
    <style:style style:name="T3" style:family="text">
      <style:text-properties fo:font-size="10pt" officeooo:rsid="00065661" style:font-size-asian="10pt" style:font-size-complex="10pt"/>
    </style:style>
    <style:style style:name="T4" style:family="text">
      <style:text-properties officeooo:rsid="00065661"/>
    </style:style>
    <style:style style:name="T5" style:family="text">
      <style:text-properties fo:language="none" fo:country="none"/>
    </style:style>
    <style:style style:name="T6" style:family="text">
      <style:text-properties fo:language="none" fo:country="none" officeooo:rsid="00065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ое задание</text:p>
      <text:p text:style-name="P4"/>
      <text:p text:style-name="P5">dyatmanov@astralinux.ru</text:p>
      <text:p text:style-name="P6">QML</text:p>
      <text:p text:style-name="P2"><text:span text:style-name="T1">Разработать программу прогноза погоды на QML или QML/C++, с синхронизацией с каким либо сервером погоды (</text:span><text:span text:style-name="T2">http://apidev.accuweather.com/developers/</text:span><text:span text:style-name="T1">, </text:span><text:a xlink:type="simple" xlink:href="https://openweathermap.org/api" text:style-name="Internet_20_link" text:visited-style-name="Visited_20_Internet_20_Link"><text:span text:style-name="T1">https://openweathermap.org/api</text:span></text:a><text:span text:style-name="T1">, </text:span><text:span text:style-name="T2">и</text:span><text:span text:style-name="T3">ли любой другой</text:span><text:span text:style-name="T1">).</text:span></text:p>
      <text:p text:style-name="P3">Желательно реализовать просмотр погоды в нескольких режимах: текущий день, близжайшие 3 дня, 10 дней (кол-во дней не играет роли).</text:p>
      <text:p text:style-name="P3">Возможность выбора города.</text:p>
      <text:p text:style-name="P3"><text:span text:style-name="T4">В</text:span>от примерно на это можно ориентироваться <text:span text:style-name="T6">(но это не принципиально)</text:span>:</text:p>
      <text:p text:style-name="P3"><text:a xlink:type="simple" xlink:href="https://weather.rambler.ru/v-moskve/" text:style-name="Internet_20_link" text:visited-style-name="Visited_20_Internet_20_Link">https://weather.rambler.ru/v-moskve/</text:a></text:p>
      <text:p text:style-name="P8">Также желательно «дебианизировать» проект. То есть чтобы после сборки был <text:span text:style-name="T5">deb пакет.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6:14:54.911299886</meta:creation-date>
    <dc:date>2020-01-14T15:56:05.425435577</dc:date>
    <meta:editing-duration>PT10M7S</meta:editing-duration>
    <meta:editing-cycles>4</meta:editing-cycles>
    <meta:generator>LibreOffice/6.2.7.1$Linux_X86_64 LibreOffice_project/20$Build-1</meta:generator>
    <meta:print-date>2018-02-06T18:31:34.297109448</meta:print-date>
    <meta:document-statistic meta:table-count="0" meta:image-count="0" meta:object-count="0" meta:page-count="1" meta:paragraph-count="9" meta:word-count="69" meta:character-count="584" meta:non-whitespace-character-count="524"/>
  </office:meta>
</office:document-meta>
</file>